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ocal Seq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5949">
            <text:p>715949</text:p>
          </table:table-cell>
          <table:table-cell table:formula="of:=[.B2]*(1/(3.3*10^9)) * 10^3" office:value-type="float" office:value="0.216954242424242">
            <text:p>0.21695424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973">
            <text:p>737973</text:p>
          </table:table-cell>
          <table:table-cell table:formula="of:=[.B3]*(1/(3.3*10^9)) * 10^3" office:value-type="float" office:value="0.223628181818182">
            <text:p>0.22362818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6435">
            <text:p>686435</text:p>
          </table:table-cell>
          <table:table-cell table:formula="of:=[.B4]*(1/(3.3*10^9)) * 10^3" office:value-type="float" office:value="0.208010606060606">
            <text:p>0.20801060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0124">
            <text:p>650124</text:p>
          </table:table-cell>
          <table:table-cell table:formula="of:=[.B5]*(1/(3.3*10^9)) * 10^3" office:value-type="float" office:value="0.197007272727273">
            <text:p>0.19700727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9589">
            <text:p>659589</text:p>
          </table:table-cell>
          <table:table-cell table:formula="of:=[.B6]*(1/(3.3*10^9)) * 10^3" office:value-type="float" office:value="0.199875454545455">
            <text:p>0.199875454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44399">
            <text:p>744399</text:p>
          </table:table-cell>
          <table:table-cell table:formula="of:=[.B7]*(1/(3.3*10^9)) * 10^3" office:value-type="float" office:value="0.225575454545455">
            <text:p>0.22557545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27539">
            <text:p>627539</text:p>
          </table:table-cell>
          <table:table-cell table:formula="of:=[.B8]*(1/(3.3*10^9)) * 10^3" office:value-type="float" office:value="0.190163333333333">
            <text:p>0.19016333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64961">
            <text:p>664961</text:p>
          </table:table-cell>
          <table:table-cell table:formula="of:=[.B9]*(1/(3.3*10^9)) * 10^3" office:value-type="float" office:value="0.201503333333333">
            <text:p>0.201503333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>
            <draw:frame table:end-cell-address="'Local Seq'.I36" table:end-x="0.5902in" table:end-y="0.1669in" draw:z-index="0" draw:style-name="gr1" svg:width="7.7047in" svg:height="4.337in" svg:x="0.1193in" svg:y="0.0807in">
              <draw:object draw:notify-on-update-of-ranges="'Local Seq'.A2:'Local Seq'.A9 'Local Seq'.C2:'Local Seq'.C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Local Rand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97867">
            <text:p>1897867</text:p>
          </table:table-cell>
          <table:table-cell table:formula="of:=[.B2]*(1/(3.3*10^9)) * 10^3" office:value-type="float" office:value="0.575111212121212">
            <text:p>0.57511121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47006">
            <text:p>3547006</text:p>
          </table:table-cell>
          <table:table-cell table:formula="of:=[.B3]*(1/(3.3*10^9)) * 10^3" office:value-type="float" office:value="1.0748503030303">
            <text:p>1.0748503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27305">
            <text:p>5327305</text:p>
          </table:table-cell>
          <table:table-cell table:formula="of:=[.B4]*(1/(3.3*10^9)) * 10^3" office:value-type="float" office:value="1.61433484848485">
            <text:p>1.61433484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014918">
            <text:p>11014918</text:p>
          </table:table-cell>
          <table:table-cell table:formula="of:=[.B5]*(1/(3.3*10^9)) * 10^3" office:value-type="float" office:value="3.33785393939394">
            <text:p>3.33785393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781849">
            <text:p>13781849</text:p>
          </table:table-cell>
          <table:table-cell table:formula="of:=[.B6]*(1/(3.3*10^9)) * 10^3" office:value-type="float" office:value="4.17631787878788">
            <text:p>4.17631787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541109">
            <text:p>17541109</text:p>
          </table:table-cell>
          <table:table-cell table:formula="of:=[.B7]*(1/(3.3*10^9)) * 10^3" office:value-type="float" office:value="5.31548757575758">
            <text:p>5.31548757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209508">
            <text:p>19209508</text:p>
          </table:table-cell>
          <table:table-cell table:formula="of:=[.B8]*(1/(3.3*10^9)) * 10^3" office:value-type="float" office:value="5.82106303030303">
            <text:p>5.82106303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319928">
            <text:p>20319928</text:p>
          </table:table-cell>
          <table:table-cell table:formula="of:=[.B9]*(1/(3.3*10^9)) * 10^3" office:value-type="float" office:value="6.15755393939394">
            <text:p>6.15755393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Local Random'.I35" table:end-x="0.8504in" table:end-y="0.1461in" draw:z-index="0" draw:style-name="gr1" svg:width="8.0516in" svg:height="4.389in" svg:x="0.0327in" svg:y="0.0079in">
              <draw:object draw:notify-on-update-of-ranges="'Local Random'.A2:'Local Random'.A9 'Local Random'.C2:'Local Random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Remote Seq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39607">
            <text:p>7939607</text:p>
          </table:table-cell>
          <table:table-cell table:formula="of:=[.B2]*(1/(3.3*10^9)) * 10^3" office:value-type="float" office:value="2.40594151515151">
            <text:p>2.40594151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64310">
            <text:p>13864310</text:p>
          </table:table-cell>
          <table:table-cell table:formula="of:=[.B3]*(1/(3.3*10^9)) * 10^3" office:value-type="float" office:value="4.20130606060606">
            <text:p>4.20130606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797147">
            <text:p>20797147</text:p>
          </table:table-cell>
          <table:table-cell table:formula="of:=[.B4]*(1/(3.3*10^9)) * 10^3" office:value-type="float" office:value="6.30216575757576">
            <text:p>6.302165757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335220">
            <text:p>21335220</text:p>
          </table:table-cell>
          <table:table-cell table:formula="of:=[.B5]*(1/(3.3*10^9)) * 10^3" office:value-type="float" office:value="6.46521818181818">
            <text:p>6.465218181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626632">
            <text:p>20626632</text:p>
          </table:table-cell>
          <table:table-cell table:formula="of:=[.B6]*(1/(3.3*10^9)) * 10^3" office:value-type="float" office:value="6.25049454545455">
            <text:p>6.25049454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378307">
            <text:p>20378307</text:p>
          </table:table-cell>
          <table:table-cell table:formula="of:=[.B7]*(1/(3.3*10^9)) * 10^3" office:value-type="float" office:value="6.17524454545455">
            <text:p>6.17524454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78165">
            <text:p>20978165</text:p>
          </table:table-cell>
          <table:table-cell table:formula="of:=[.B8]*(1/(3.3*10^9)) * 10^3" office:value-type="float" office:value="6.3570196969697">
            <text:p>6.3570196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826095">
            <text:p>20826095</text:p>
          </table:table-cell>
          <table:table-cell table:formula="of:=[.B9]*(1/(3.3*10^9)) * 10^3" office:value-type="float" office:value="6.31093787878788">
            <text:p>6.31093787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Remote Seq'.I35" table:end-x="0.1567in" table:end-y="0.1772in" draw:z-index="0" draw:style-name="gr1" svg:width="7.3906in" svg:height="4.4098in" svg:x="0in" svg:y="0.0181in">
              <draw:object draw:notify-on-update-of-ranges="'Remote Seq'.A2:'Remote Seq'.A9 'Remote Seq'.C2:'Remote Seq'.C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Remote Rand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44979">
            <text:p>23544979</text:p>
          </table:table-cell>
          <table:table-cell table:formula="of:=[.B2]*(1/(3.3*10^9)) * 10^3" office:value-type="float" office:value="7.13484212121212">
            <text:p>7.1348421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68263">
            <text:p>25768263</text:p>
          </table:table-cell>
          <table:table-cell table:formula="of:=[.B3]*(1/(3.3*10^9)) * 10^3" office:value-type="float" office:value="7.80856454545455">
            <text:p>7.80856454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695602">
            <text:p>26695602</text:p>
          </table:table-cell>
          <table:table-cell table:formula="of:=[.B4]*(1/(3.3*10^9)) * 10^3" office:value-type="float" office:value="8.08957636363636">
            <text:p>8.08957636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050490">
            <text:p>31050490</text:p>
          </table:table-cell>
          <table:table-cell table:formula="of:=[.B5]*(1/(3.3*10^9)) * 10^3" office:value-type="float" office:value="9.40923939393939">
            <text:p>9.40923939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686487">
            <text:p>44686487</text:p>
          </table:table-cell>
          <table:table-cell table:formula="of:=[.B6]*(1/(3.3*10^9)) * 10^3" office:value-type="float" office:value="13.5413596969697">
            <text:p>13.54135969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4629785">
            <text:p>44629785</text:p>
          </table:table-cell>
          <table:table-cell table:formula="of:=[.B7]*(1/(3.3*10^9)) * 10^3" office:value-type="float" office:value="13.5241772727273">
            <text:p>13.52417727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12204">
            <text:p>50612204</text:p>
          </table:table-cell>
          <table:table-cell table:formula="of:=[.B8]*(1/(3.3*10^9)) * 10^3" office:value-type="float" office:value="15.3370315151515">
            <text:p>15.33703151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0786250">
            <text:p>70786250</text:p>
          </table:table-cell>
          <table:table-cell table:formula="of:=[.B9]*(1/(3.3*10^9)) * 10^3" office:value-type="float" office:value="21.4503787878788">
            <text:p>21.45037878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Remote Random'.H31" table:end-x="0.4823in" table:end-y="0.1461in" draw:z-index="0" draw:style-name="gr1" svg:width="6.7949in" svg:height="3.6799in" svg:x="0.0323in" svg:y="0.0087in">
              <draw:object draw:notify-on-update-of-ranges="'Remote Random'.A2:'Remote Random'.A9 'Remote Random'.C2:'Remote Random'.C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</table:table>
      <table:table table:name="Contention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Processes</text:p>
          </table:table-cell>
          <table:table-cell office:value-type="string">
            <text:p>Cycl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7055">
            <text:p>527055</text:p>
          </table:table-cell>
          <table:table-cell table:formula="of:=[.B2]*(1/(3.3*10^9))*10^3" office:value-type="float" office:value="0.159713636363636">
            <text:p>0.1597136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0779">
            <text:p>950779</text:p>
          </table:table-cell>
          <table:table-cell table:formula="of:=[.B3]*(1/(3.3*10^9))*10^3" office:value-type="float" office:value="0.288114848484848">
            <text:p>0.28811484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71517">
            <text:p>1471517</text:p>
          </table:table-cell>
          <table:table-cell table:formula="of:=[.B4]*(1/(3.3*10^9))*10^3" office:value-type="float" office:value="0.445914242424242">
            <text:p>0.44591424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52057">
            <text:p>1852057</text:p>
          </table:table-cell>
          <table:table-cell table:formula="of:=[.B5]*(1/(3.3*10^9))*10^3" office:value-type="float" office:value="0.561229393939394">
            <text:p>0.56122939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7349">
            <text:p>2747349</text:p>
          </table:table-cell>
          <table:table-cell table:formula="of:=[.B6]*(1/(3.3*10^9))*10^3" office:value-type="float" office:value="0.83253">
            <text:p>0.832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7462">
            <text:p>3277462</text:p>
          </table:table-cell>
          <table:table-cell table:formula="of:=[.B7]*(1/(3.3*10^9))*10^3" office:value-type="float" office:value="0.993170303030303">
            <text:p>0.9931703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81036">
            <text:p>4681036</text:p>
          </table:table-cell>
          <table:table-cell table:formula="of:=[.B8]*(1/(3.3*10^9))*10^3" office:value-type="float" office:value="1.41849575757576">
            <text:p>1.41849575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30656">
            <text:p>5430656</text:p>
          </table:table-cell>
          <table:table-cell table:formula="of:=[.B9]*(1/(3.3*10^9))*10^3" office:value-type="float" office:value="1.64565333333333">
            <text:p>1.6456533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84007">
            <text:p>6884007</text:p>
          </table:table-cell>
          <table:table-cell table:formula="of:=[.B10]*(1/(3.3*10^9))*10^3" office:value-type="float" office:value="2.08606272727273">
            <text:p>2.0860627273</text:p>
          </table:table-cell>
        </table:table-row>
        <table:table-row table:style-name="ro1">
          <table:table-cell>
            <draw:frame table:end-cell-address="Contention.H33" table:end-x="0.8894in" table:end-y="0.1252in" draw:z-index="0" draw:style-name="gr1" svg:width="7.1051in" svg:height="3.8469in" svg:x="0.0071in" svg:y="0.1748in">
              <draw:object draw:notify-on-update-of-ranges="Contention.A2:Contention.A10 Contention.C2:Contention.C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2/16/2014</text:date>, <text:time>04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2-15T20:53:51</meta:creation-date>
    <meta:generator>LibreOffice/3.3$Unix LibreOffice_project/330m19$Build-401</meta:generator>
    <dc:date>2014-12-16T04:02:19</dc:date>
    <dc:creator>Gordon Lin</dc:creator>
    <meta:editing-duration>PT7H8M29S</meta:editing-duration>
    <meta:editing-cycles>3</meta:editing-cycles>
    <meta:document-statistic meta:table-count="5" meta:cell-count="13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2cm" svg:height="11.149cm" xlink:href=".." xlink:type="simple" chart:class="chart:scatter" chart:style-name="ch1">
        <chart:title svg:x="8.026cm" svg:y="0.358cm" chart:style-name="ch2">
          <text:p>File Block Read Time</text:p>
        </chart:title>
        <chart:subtitle svg:x="8.185cm" svg:y="1.359cm" chart:style-name="ch3">
          <text:p>Local Random Access</text:p>
        </chart:subtitle>
        <chart:plot-area chart:style-name="ch4" table:cell-range-address="'Local Random'.A2:'Local Random'.A9 'Local Random'.C2:'Local Random'.C9" svg:x="1.42cm" svg:y="2.486cm" svg:width="18.214cm" svg:height="7.46cm">
          <chartooo:coordinate-region svg:x="2.147cm" svg:y="2.686cm" svg:width="17.115cm" svg:height="6.613cm"/>
          <chart:axis chart:dimension="x" chart:name="primary-x" chart:style-name="ch5">
            <chart:title svg:x="9.464cm" svg:y="10.168cm" chart:style-name="ch6">
              <text:p>File Size (MB)</text:p>
            </chart:title>
          </chart:axis>
          <chart:axis chart:dimension="y" chart:name="primary-y" chart:style-name="ch5">
            <chart:title svg:x="0.451cm" svg:y="7.239cm" chart:style-name="ch7">
              <text:p>Time (ms/blk)</text:p>
            </chart:title>
            <chart:grid chart:style-name="ch8" chart:class="major"/>
          </chart:axis>
          <chart:series chart:style-name="ch9" chart:values-cell-range-address="'Local Random'.C2:'Local Random'.C9" chart:class="chart:scatter">
            <chart:domain table:cell-range-address="'Local Random'.A2:'Local Random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Local Random'.A2:'Local Random'.A9</svg:desc>
                </draw:g>
              </table:table-cell>
              <table:table-cell office:value-type="float" office:value="0.575111212121212">
                <text:p>0.575111212121212</text:p>
                <draw:g>
                  <svg:desc>'Local Random'.C2:'Local Random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748503030303">
                <text:p>1.07485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61433484848485">
                <text:p>1.6143348484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.33785393939394">
                <text:p>3.337853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.17631787878788">
                <text:p>4.1763178787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5.31548757575758">
                <text:p>5.31548757575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5.82106303030303">
                <text:p>5.82106303030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6.15755393939394">
                <text:p>6.15755393939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73cm" svg:height="11.202cm" xlink:href=".." xlink:type="simple" chart:class="chart:scatter" chart:style-name="ch1">
        <chart:title svg:x="7.186cm" svg:y="0.36cm" chart:style-name="ch2">
          <text:p>File Block Read Time</text:p>
        </chart:title>
        <chart:subtitle svg:x="6.961cm" svg:y="1.363cm" chart:style-name="ch3">
          <text:p>Remote Sequential Access</text:p>
        </chart:subtitle>
        <chart:plot-area chart:style-name="ch4" table:cell-range-address="'Remote Seq'.A2:'Remote Seq'.A9 'Remote Seq'.C2:'Remote Seq'.C9" svg:x="1.386cm" svg:y="2.494cm" svg:width="16.637cm" svg:height="7.503cm">
          <chartooo:coordinate-region svg:x="2.007cm" svg:y="2.693cm" svg:width="15.644cm" svg:height="6.657cm"/>
          <chart:axis chart:dimension="x" chart:name="primary-x" chart:style-name="ch5">
            <chart:title svg:x="8.641cm" svg:y="10.221cm" chart:style-name="ch6">
              <text:p>File Size (MB)</text:p>
            </chart:title>
          </chart:axis>
          <chart:axis chart:dimension="y" chart:name="primary-y" chart:style-name="ch5">
            <chart:title svg:x="0.451cm" svg:y="7.268cm" chart:style-name="ch7">
              <text:p>Time (ms/blk)</text:p>
            </chart:title>
            <chart:grid chart:style-name="ch8" chart:class="major"/>
          </chart:axis>
          <chart:series chart:style-name="ch9" chart:values-cell-range-address="'Remote Seq'.C2:'Remote Seq'.C9" chart:class="chart:scatter">
            <chart:domain table:cell-range-address="'Remote Seq'.A2:'Remote Seq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mote Seq'.A2:'Remote Seq'.A9</svg:desc>
                </draw:g>
              </table:table-cell>
              <table:table-cell office:value-type="float" office:value="2.40594151515151">
                <text:p>2.40594151515151</text:p>
                <draw:g>
                  <svg:desc>'Remote Seq'.C2:'Remote Seq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20130606060606">
                <text:p>4.20130606060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.30216575757576">
                <text:p>6.30216575757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.46521818181818">
                <text:p>6.4652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6.25049454545455">
                <text:p>6.25049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6.17524454545455">
                <text:p>6.17524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6.3570196969697">
                <text:p>6.3570196969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6.31093787878788">
                <text:p>6.31093787878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71cm" svg:height="11.017cm" xlink:href=".." xlink:type="simple" chart:class="chart:scatter" chart:style-name="ch1">
        <chart:title svg:x="7.585cm" svg:y="0.356cm" chart:style-name="ch2">
          <text:p>File Block Read Time</text:p>
        </chart:title>
        <chart:subtitle svg:x="7.585cm" svg:y="1.355cm" chart:style-name="ch3">
          <text:p>Local Sequential Access</text:p>
        </chart:subtitle>
        <chart:plot-area chart:style-name="ch4" table:cell-range-address="'Local Seq'.A2:'Local Seq'.A9 'Local Seq'.C2:'Local Seq'.C9" svg:x="1.402cm" svg:y="2.478cm" svg:width="17.387cm" svg:height="7.338cm">
          <chartooo:coordinate-region svg:x="2.129cm" svg:y="2.678cm" svg:width="16.288cm" svg:height="6.491cm"/>
          <chart:axis chart:dimension="x" chart:name="primary-x" chart:style-name="ch5">
            <chart:title svg:x="9.032cm" svg:y="10.036cm" chart:style-name="ch6">
              <text:p>File Size (MB)</text:p>
            </chart:title>
          </chart:axis>
          <chart:axis chart:dimension="y" chart:name="primary-y" chart:style-name="ch5">
            <chart:title svg:x="0.451cm" svg:y="7.17cm" chart:style-name="ch7">
              <text:p>Time (ms/blk)</text:p>
            </chart:title>
            <chart:grid chart:style-name="ch8" chart:class="major"/>
          </chart:axis>
          <chart:series chart:style-name="ch9" chart:values-cell-range-address="'Local Seq'.C2:'Local Seq'.C9" chart:class="chart:scatter">
            <chart:domain table:cell-range-address="'Local Seq'.A2:'Local Seq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Local Seq'.A2:'Local Seq'.A9</svg:desc>
                </draw:g>
              </table:table-cell>
              <table:table-cell office:value-type="float" office:value="0.216954242424242">
                <text:p>0.216954242424242</text:p>
                <draw:g>
                  <svg:desc>'Local Seq'.C2:'Local Seq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3628181818182">
                <text:p>0.22362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208010606060606">
                <text:p>0.20801060606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197007272727273">
                <text:p>0.19700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199875454545455">
                <text:p>0.199875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225575454545455">
                <text:p>0.22557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190163333333333">
                <text:p>0.19016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201503333333333">
                <text:p>0.20150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6cm" svg:height="9.348cm" xlink:href=".." xlink:type="simple" chart:class="chart:scatter" chart:style-name="ch1">
        <chart:title svg:x="6.43cm" svg:y="0.322cm" chart:style-name="ch2">
          <text:p>File Block Read Time</text:p>
        </chart:title>
        <chart:subtitle svg:x="6.364cm" svg:y="1.287cm" chart:style-name="ch3">
          <text:p>Remote Random Access</text:p>
        </chart:subtitle>
        <chart:plot-area chart:style-name="ch4" table:cell-range-address="'Remote Random'.A2:'Remote Random'.A9 'Remote Random'.C2:'Remote Random'.C9" svg:x="1.356cm" svg:y="2.342cm" svg:width="15.214cm" svg:height="5.839cm">
          <chartooo:coordinate-region svg:x="2.163cm" svg:y="2.541cm" svg:width="14.035cm" svg:height="4.993cm"/>
          <chart:axis chart:dimension="x" chart:name="primary-x" chart:style-name="ch5">
            <chart:title svg:x="7.9cm" svg:y="8.367cm" chart:style-name="ch6">
              <text:p>File Size (MB)</text:p>
            </chart:title>
          </chart:axis>
          <chart:axis chart:dimension="y" chart:name="primary-y" chart:style-name="ch5">
            <chart:title svg:x="0.451cm" svg:y="6.284cm" chart:style-name="ch7">
              <text:p>Time (ms/blk)</text:p>
            </chart:title>
            <chart:grid chart:style-name="ch8" chart:class="major"/>
          </chart:axis>
          <chart:series chart:style-name="ch9" chart:values-cell-range-address="'Remote Random'.C2:'Remote Random'.C9" chart:class="chart:scatter">
            <chart:domain table:cell-range-address="'Remote Random'.A2:'Remote Random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mote Random'.A2:'Remote Random'.A9</svg:desc>
                </draw:g>
              </table:table-cell>
              <table:table-cell office:value-type="float" office:value="7.13484212121212">
                <text:p>7.13484212121212</text:p>
                <draw:g>
                  <svg:desc>'Remote Random'.C2:'Remote Random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80856454545455">
                <text:p>7.80856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.08957636363636">
                <text:p>8.08957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9.40923939393939">
                <text:p>9.4092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3.5413596969697">
                <text:p>13.5413596969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3.5241772727273">
                <text:p>13.52417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15.3370315151515">
                <text:p>15.3370315151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21.4503787878788">
                <text:p>21.4503787878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8cm" svg:height="9.772cm" xlink:href=".." xlink:type="simple" chart:class="chart:scatter" chart:style-name="ch1">
        <chart:title svg:x="6.268cm" svg:y="0.331cm" chart:style-name="ch2">
          <text:p>File vs Process Contention</text:p>
        </chart:title>
        <chart:plot-area chart:style-name="ch3" table:cell-range-address="Contention.A2:Contention.A10 Contention.C2:Contention.C10" svg:x="1.371cm" svg:y="1.695cm" svg:width="15.957cm" svg:height="6.901cm">
          <chartooo:coordinate-region svg:x="2.098cm" svg:y="1.894cm" svg:width="15.043cm" svg:height="6.055cm"/>
          <chart:axis chart:dimension="x" chart:name="primary-x" chart:style-name="ch4">
            <chart:title svg:x="7.744cm" svg:y="8.791cm" chart:style-name="ch5">
              <text:p>Number of Processes</text:p>
            </chart:title>
          </chart:axis>
          <chart:axis chart:dimension="y" chart:name="primary-y" chart:style-name="ch4">
            <chart:title svg:x="0.451cm" svg:y="7.041cm" chart:style-name="ch6">
              <text:p>Block Read Time (ms/blk)</text:p>
            </chart:title>
            <chart:grid chart:style-name="ch7" chart:class="major"/>
          </chart:axis>
          <chart:series chart:style-name="ch8" chart:values-cell-range-address="Contention.C2:Contention.C10" chart:class="chart:scatter">
            <chart:domain table:cell-range-address="Contention.A2:Contention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tention.A2:Contention.A10</svg:desc>
                </draw:g>
              </table:table-cell>
              <table:table-cell office:value-type="float" office:value="0.159713636363636">
                <text:p>0.159713636363636</text:p>
                <draw:g>
                  <svg:desc>Contention.C2:Contention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8114848484848">
                <text:p>0.288114848484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45914242424242">
                <text:p>0.44591424242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1229393939394">
                <text:p>0.5612293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253">
                <text:p>0.83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3170303030303">
                <text:p>0.993170303030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1849575757576">
                <text:p>1.41849575757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4565333333333">
                <text:p>1.64565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08606272727273">
                <text:p>2.08606272727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